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do otherwise even if she tried; there were lots of things she wasn’t goo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but you.</text:p>
      <text:p text:style-name="Normal">“Um... S-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quite remember, as her mind was rather busy trying not to freak out. Still, she searched.</text:p>
      <text:p text:style-name="Normal">“...”</text:p>
      <text:p text:style-name="Normal">Anxiously, she searched. She didn’t have to look very far: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Uh?”</text:p>
      <text:p text:style-name="Normal">“I mean, for literature, when we’ll analyse these texts... I said we’d be doing that in groups earlier, is that what’s worrying you?”</text:p>
      <text:p text:style-name="Normal">“...”</text:p>
      <text:p text:style-name="Normal">She looked at you in silence for a second. She was happy that you’d noticed her distress, but it was also very unusual for you to misunderstand her. Not that she was blaming you or anything.</text:p>
      <text:p text:style-name="Normal">“Um... Yeah, I guess... it’s bothering me...” That was only half a lie. Under any other circumstance, learning that she’d have to form or join a group would kill her.</text:p>
      <text:p text:style-name="Normal">“Yeah, I thought so...” you answered, “hmmm...” you tilted your head.</text:p>
      <text:p text:style-name="Normal">She tilted her head too. <text:span text:style-name="T1">What are you thinking about? </text:span>she lacked the courage to ask. Fortunately, you didn’t need her asking.</text:p>
      <text:p text:style-name="Normal">“Hey, I have an idea,” you turned to look at her, “let’s make a group, you and me.”</text:p>
      <text:p text:style-name="Normal">“...Huh?!”</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